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6.6931in" table:align="margins"/>
    </style:style>
    <style:style style:name="Specifiche_5f_Ingressi.A" style:display-name="Specifiche_Ingressi.A" style:family="table-column">
      <style:table-column-properties style:column-width="2.2313in" style:rel-column-width="21845*"/>
    </style:style>
    <style:style style:name="Specifiche_5f_Ingressi.A1" style:display-name="Specifiche_Ingressi.A1" style:family="table-cell">
      <style:table-cell-properties fo:padding="0.0382in" fo:border-left="0.05pt solid #000000" fo:border-right="none" fo:border-top="0.05pt solid #000000" fo:border-bottom="0.05pt solid #000000"/>
    </style:style>
    <style:style style:name="Specifiche_5f_Ingressi.C1" style:display-name="Specifiche_Ingressi.C1" style:family="table-cell">
      <style:table-cell-properties fo:padding="0.0382in" fo:border="0.05pt solid #000000"/>
    </style:style>
    <style:style style:name="Specifiche_5f_Ingressi.A2" style:display-name="Specifiche_Ingressi.A2" style:family="table-cell">
      <style:table-cell-properties fo:padding="0.0382in" fo:border-left="0.05pt solid #000000" fo:border-right="none" fo:border-top="none" fo:border-bottom="0.05pt solid #000000"/>
    </style:style>
    <style:style style:name="Specifiche_5f_Ingressi.B2" style:display-name="Specifiche_Ingressi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Specifiche_5f_Ingressi.C2" style:display-name="Specifiche_Ingressi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Specifiche_5f_Ingressi.A3" style:display-name="Specifiche_Ingressi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Specifiche_5f_Ingressi.B3" style:display-name="Specifiche_Ingressi.B3" style:family="table-cell" style:data-style-name="N0">
      <style:table-cell-properties style:vertical-align="" fo:padding="0.0382in" fo:border-left="0.05pt solid #000000" fo:border-right="none" fo:border-top="none" fo:border-bottom="0.05pt solid #000000"/>
    </style:style>
    <style:style style:name="Specifiche_5f_Ingressi.C3" style:display-name="Specifiche_Ingressi.C3" style:family="table-cell" style:data-style-name="N0">
      <style:table-cell-properties style:vertical-align="" fo:padding="0.0382in" fo:border-left="0.05pt solid #000000" fo:border-right="0.05pt solid #000000" fo:border-top="none" fo:border-bottom="0.05pt solid #000000"/>
    </style:style>
    <style:style style:name="Tabella1" style:family="table">
      <style:table-properties style:width="4.0667in" table:align="left"/>
    </style:style>
    <style:style style:name="Tabella1.A" style:family="table-column">
      <style:table-column-properties style:column-width="2.2306in"/>
    </style:style>
    <style:style style:name="Tabella1.B" style:family="table-column">
      <style:table-column-properties style:column-width="1.8361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ella1.B3" style:family="table-cell" style:data-style-name="N0">
      <style:table-cell-properties style:vertical-align="" fo:padding="0.0382in" fo:border-left="0.05pt solid #000000" fo:border-right="0.05pt solid #000000" fo:border-top="none" fo:border-bottom="0.05pt solid #000000"/>
    </style:style>
    <style:style style:name="Tabella3" style:family="table">
      <style:table-properties style:width="4.0667in" table:align="left"/>
    </style:style>
    <style:style style:name="Tabella3.A" style:family="table-column">
      <style:table-column-properties style:column-width="2.2306in"/>
    </style:style>
    <style:style style:name="Tabella3.B" style:family="table-column">
      <style:table-column-properties style:column-width="1.8361in"/>
    </style:style>
    <style:style style:name="Tabel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ella3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inout_5f_lato_5f_logica" style:display-name="Pinout_lato_logica" style:family="table">
      <style:table-properties style:width="6.6931in" table:align="margins"/>
    </style:style>
    <style:style style:name="Pinout_5f_lato_5f_logica.A" style:display-name="Pinout_lato_logica.A" style:family="table-column">
      <style:table-column-properties style:column-width="2.2306in" style:rel-column-width="21840*"/>
    </style:style>
    <style:style style:name="Pinout_5f_lato_5f_logica.B" style:display-name="Pinout_lato_logica.B" style:family="table-column">
      <style:table-column-properties style:column-width="1.4861in" style:rel-column-width="14551*"/>
    </style:style>
    <style:style style:name="Pinout_5f_lato_5f_logica.C" style:display-name="Pinout_lato_logica.C" style:family="table-column">
      <style:table-column-properties style:column-width="2.9764in" style:rel-column-width="29144*"/>
    </style:style>
    <style:style style:name="Pinout_5f_lato_5f_logica.A1" style:display-name="Pinout_lato_logica.A1" style:family="table-cell">
      <style:table-cell-properties fo:padding="0.0382in" fo:border-left="0.05pt solid #000000" fo:border-right="none" fo:border-top="0.05pt solid #000000" fo:border-bottom="0.05pt solid #000000"/>
    </style:style>
    <style:style style:name="Pinout_5f_lato_5f_logica.C1" style:display-name="Pinout_lato_logica.C1" style:family="table-cell">
      <style:table-cell-properties fo:padding="0.0382in" fo:border="0.05pt solid #000000"/>
    </style:style>
    <style:style style:name="Pinout_5f_lato_5f_logica.A2" style:display-name="Pinout_lato_logica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inout_5f_lato_5f_logica.B2" style:display-name="Pinout_lato_logica.B2" style:family="table-cell">
      <style:table-cell-properties fo:padding="0.0382in" fo:border-left="0.05pt solid #000000" fo:border-right="none" fo:border-top="none" fo:border-bottom="0.05pt solid #000000"/>
    </style:style>
    <style:style style:name="Pinout_5f_lato_5f_logica.C2" style:display-name="Pinout_lato_logica.C2" style:family="table-cell">
      <style:table-cell-properties fo:padding="0.0382in" fo:border-left="0.05pt solid #000000" fo:border-right="0.05pt solid #000000" fo:border-top="none" fo:border-bottom="0.05pt solid #000000"/>
    </style:style>
    <style:style style:name="Pinout_5f_lato_5f_logica.B3" style:display-name="Pinout_lato_logica.B3" style:family="table-cell">
      <style:table-cell-properties fo:padding="0.0382in" fo:border-left="0.05pt solid #000000" fo:border-right="none" fo:border-top="none" fo:border-bottom="0.05pt solid #000000"/>
    </style:style>
    <style:style style:name="Pinout_5f_lato_5f_logica.C3" style:display-name="Pinout_lato_logica.C3" style:family="table-cell">
      <style:table-cell-properties fo:padding="0.0382in" fo:border-left="0.05pt solid #000000" fo:border-right="0.05pt solid #000000" fo:border-top="none" fo:border-bottom="0.05pt solid #000000"/>
    </style:style>
    <style:style style:name="Pinout_5f_lato_5f_logica.B4" style:display-name="Pinout_lato_logica.B4" style:family="table-cell">
      <style:table-cell-properties fo:padding="0.0382in" fo:border-left="0.05pt solid #000000" fo:border-right="none" fo:border-top="none" fo:border-bottom="0.05pt solid #000000"/>
    </style:style>
    <style:style style:name="Pinout_5f_lato_5f_logica.C4" style:display-name="Pinout_lato_logica.C4" style:family="table-cell">
      <style:table-cell-properties fo:padding="0.0382in" fo:border-left="0.05pt solid #000000" fo:border-right="0.05pt solid #000000" fo:border-top="none" fo:border-bottom="0.05pt solid #000000"/>
    </style:style>
    <style:style style:name="Pinout_5f_lato_5f_logica.B5" style:display-name="Pinout_lato_logica.B5" style:family="table-cell">
      <style:table-cell-properties fo:padding="0.0382in" fo:border-left="0.05pt solid #000000" fo:border-right="none" fo:border-top="none" fo:border-bottom="0.05pt solid #000000"/>
    </style:style>
    <style:style style:name="Pinout_5f_lato_5f_logica.C5" style:display-name="Pinout_lato_logica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6.6931in" table:align="margins"/>
    </style:style>
    <style:style style:name="Tabella4.A" style:family="table-column">
      <style:table-column-properties style:column-width="2.2306in" style:rel-column-width="21840*"/>
    </style:style>
    <style:style style:name="Tabella4.B" style:family="table-column">
      <style:table-column-properties style:column-width="1.4861in" style:rel-column-width="14551*"/>
    </style:style>
    <style:style style:name="Tabella4.C" style:family="table-column">
      <style:table-column-properties style:column-width="2.9764in" style:rel-column-width="29144*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382in" fo:border="0.05pt solid #000000"/>
    </style:style>
    <style:style style:name="Tabella4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a4.B2" style:family="table-cell">
      <style:table-cell-properties fo:padding="0.0382in" fo:border-left="0.05pt solid #000000" fo:border-right="none" fo:border-top="none" fo:border-bottom="0.05pt solid #000000"/>
    </style:style>
    <style:style style:name="Tabella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.B3" style:family="table-cell">
      <style:table-cell-properties fo:padding="0.0382in" fo:border-left="0.05pt solid #000000" fo:border-right="none" fo:border-top="none" fo:border-bottom="0.05pt solid #000000"/>
    </style:style>
    <style:style style:name="Tabella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.B4" style:family="table-cell">
      <style:table-cell-properties fo:padding="0.0382in" fo:border-left="0.05pt solid #000000" fo:border-right="none" fo:border-top="none" fo:border-bottom="0.05pt solid #000000"/>
    </style:style>
    <style:style style:name="Tabella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.B5" style:family="table-cell">
      <style:table-cell-properties fo:padding="0.0382in" fo:border-left="0.05pt solid #000000" fo:border-right="none" fo:border-top="none" fo:border-bottom="0.05pt solid #000000"/>
    </style:style>
    <style:style style:name="Tabella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1.4861in" style:rel-column-width="14551*"/>
    </style:style>
    <style:style style:name="Table1.C" style:family="table-column">
      <style:table-column-properties style:column-width="2.9764in" style:rel-column-width="291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.0083in" fo:text-indent="0in" style:auto-text-indent="false"/>
    </style:style>
    <style:style style:name="P4" style:family="paragraph" style:parent-style-name="Standard">
      <style:paragraph-properties fo:margin-left="0in" fo:margin-right="0.0083in" fo:text-indent="0in" style:auto-text-indent="false"/>
      <style:text-properties style:font-name="Arial"/>
    </style:style>
    <style:style style:name="P5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P6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P7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style style:name="P8" style:family="paragraph" style:parent-style-name="Standard">
      <style:paragraph-properties fo:margin-left="0in" fo:margin-right="0.0083in" fo:text-align="center" style:justify-single-word="false" fo:text-indent="0in" style:auto-text-indent="false"/>
      <style:text-properties style:font-name="Arial"/>
    </style:style>
    <style:style style:name="P9" style:family="paragraph" style:parent-style-name="Standard">
      <style:paragraph-properties fo:margin-left="0in" fo:margin-right="0.0083in" fo:text-indent="0in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margin-left="0in" fo:margin-right="0.0083in" fo:text-indent="0in" style:auto-text-indent="false"/>
      <style:text-properties style:font-name="Arial"/>
    </style:style>
    <style:style style:name="P12" style:family="paragraph" style:parent-style-name="Table_20_Contents">
      <style:text-properties officeooo:paragraph-rsid="001c1c97"/>
    </style:style>
    <style:style style:name="P13" style:family="paragraph" style:parent-style-name="Table_20_Contents">
      <style:text-properties style:text-position="0% 100%"/>
    </style:style>
    <style:style style:name="P14" style:family="paragraph" style:parent-style-name="Text_20_body">
      <style:text-properties officeooo:rsid="001a6dff" officeooo:paragraph-rsid="001a6dff"/>
    </style:style>
    <style:style style:name="P15" style:family="paragraph" style:parent-style-name="Text_20_body">
      <style:text-properties officeooo:paragraph-rsid="001a6dff"/>
    </style:style>
    <style:style style:name="P16" style:family="paragraph" style:parent-style-name="Text_20_body">
      <style:text-properties officeooo:paragraph-rsid="001b2fdb"/>
    </style:style>
    <style:style style:name="P17" style:family="paragraph" style:parent-style-name="Text_20_body">
      <style:text-properties officeooo:paragraph-rsid="001c1c97"/>
    </style:style>
    <style:style style:name="P18" style:family="paragraph" style:parent-style-name="Text_20_body">
      <style:text-properties officeooo:rsid="0020f932" officeooo:paragraph-rsid="0020f932"/>
    </style:style>
    <style:style style:name="P19" style:family="paragraph" style:parent-style-name="Heading_20_2">
      <style:text-properties officeooo:rsid="001a6dff" officeooo:paragraph-rsid="001a6dff"/>
    </style:style>
    <style:style style:name="P20" style:family="paragraph" style:parent-style-name="Heading_20_2">
      <style:text-properties officeooo:paragraph-rsid="0020f932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Heading_20_3">
      <style:text-properties officeooo:paragraph-rsid="001c1c97"/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2"/>
    </style:style>
    <style:style style:name="T5" style:family="text">
      <style:text-properties style:font-name="Arial1"/>
    </style:style>
    <style:style style:name="T6" style:family="text">
      <style:text-properties style:font-name="Arial1" officeooo:rsid="001a6dff"/>
    </style:style>
    <style:style style:name="T7" style:family="text">
      <style:text-properties style:font-name="Arial1" officeooo:rsid="001ae143"/>
    </style:style>
    <style:style style:name="T8" style:family="text">
      <style:text-properties style:font-name="Arial1" officeooo:rsid="001b2fdb"/>
    </style:style>
    <style:style style:name="T9" style:family="text">
      <style:text-properties style:font-name="Arial1" officeooo:rsid="001b4cd6"/>
    </style:style>
    <style:style style:name="T10" style:family="text">
      <style:text-properties officeooo:rsid="001a6dff"/>
    </style:style>
    <style:style style:name="T11" style:family="text">
      <style:text-properties officeooo:rsid="0020f932"/>
    </style:style>
    <style:style style:name="T12" style:family="text">
      <style:text-properties officeooo:rsid="002256a9"/>
    </style:style>
    <style:style style:name="T13" style:family="text">
      <style:text-properties officeooo:rsid="00233e4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398in" svg:stroke-color="#0000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1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26" svg:x1="0in" svg:y1="0in" svg:x2="3.9366in" svg:y2="0in"><text:p/></draw:line></text:p>
      <text:p text:style-name="P5"><text:span text:style-name="T2">Compilato</text:span>:<text:tab/>L. Colla – <text:span text:style-name="T12">L. Balestrieri</text:span>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42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<text:span text:style-name="T13">Aggiunta descrizione ADC ( rif. </text:span><text:span text:style-name="T13"><text:bookmark-ref text:reference-format="page" text:ref-name="__RefHeading__895_160142083">3</text:bookmark-ref></text:span><text:span text:style-name="T13"> )</text:span></text:p>
      <text:p text:style-name="P4"><text:tab/><text:tab/><text:span text:style-name="T13">Aggiunta gestione interfaccia RS232 ( rif. </text:span><text:span text:style-name="T13"><text:bookmark-ref text:reference-format="page" text:ref-name="__RefHeading__897_160142083">5</text:bookmark-ref></text:span><text:span text:style-name="T13"> )</text:span></text:p>
      <text:p text:style-name="P4"><text:tab/><text:tab/><text:span text:style-name="T13">Aggiunto descrizione connettore <text:s/>220V. a.c ( rif. </text:span><text:span text:style-name="T13"><text:bookmark-ref text:reference-format="page" text:ref-name="__RefHeading__995_160142083">6</text:bookmark-ref></text:span><text:span text:style-name="T13">)</text:span></text:p>
      <text:p text:style-name="P4"/>
      <text:p text:style-name="P9">Data creazione:<text:tab/><text:modification-date style:data-style-name="N36">11/02/2014</text:modification-date><text:title/><text:title/></text:p>
      <text:p text:style-name="P4"/>
      <text:p text:style-name="P3"><draw:line text:anchor-type="paragraph" draw:z-index="1" draw:style-name="gr1" draw:text-style-name="P26" svg:x1="0in" svg:y1="0in" svg:x2="3.9366in" svg:y2="0in"><text:p/></draw:line></text:p>
      <text:h text:style-name="P21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2">Indice<text:tab/>2</text:p>
          <text:p text:style-name="P22">1.Descrizione generale<text:tab/>3</text:p>
          <text:p text:style-name="P25">1.Unità ingressi<text:tab/>3</text:p>
          <text:p text:style-name="P25">2.Unità uscite potenza<text:tab/>3</text:p>
          <text:p text:style-name="P25">3.Unità uscite di segnale<text:tab/>4</text:p>
          <text:p text:style-name="P25">4.Unità mista ingresso e uscita<text:tab/>4</text:p>
          <text:p text:style-name="P22">2.Porte<text:tab/>4</text:p>
          <text:p text:style-name="P25">1.Lato logica<text:tab/>4</text:p>
          <text:p text:style-name="P23">Pinout I2C<text:tab/>5</text:p>
          <text:p text:style-name="P23">Pinout diretto<text:tab/>5</text:p>
          <text:p text:style-name="P23">Selezione tipologia di comando<text:tab/>5</text:p>
          <text:p text:style-name="P25">2.Porta RS232<text:tab/>5</text:p>
          <text:p text:style-name="P25">3.Connessioni 220 V a.c.<text:tab/>6</text:p>
          <text:p text:style-name="P25">4.Lato campo<text:tab/>6</text:p>
          <text:p text:style-name="P23">Pinout<text:tab/>6</text:p>
          <text:p text:style-name="P23">Connessione 220V a.c<text:tab/>6</text:p>
          <text:p text:style-name="P25">5.Indirizzi I2C<text:tab/>7</text:p>
          <text:p text:style-name="P25">6.Meccanica<text:tab/>7</text:p>
        </text:index-body>
      </text:table-of-content>
      <text:p text:style-name="Text_20_body"/>
      <text:p text:style-name="Text_20_body"/>
      <text:p text:style-name="Text_20_body"/>
      <text:h text:style-name="P21" text:outline-level="1">Descrizione generale</text:h>
      <text:p text:style-name="Text_20_body">Unità di ingressi,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.5</text:p>
          </table:table-cell>
          <table:table-cell table:style-name="Specifiche_5f_Ingressi.C2" office:value-type="float" office:value="2.5">
            <text:p text:style-name="Table_20_Contents">2.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P20" text:outline-level="2"><text:bookmark-start text:name="__RefHeading__895_160142083"/>Unità ingress<text:span text:style-name="T11">o ADC</text:span><text:bookmark-end text:name="__RefHeading__895_160142083"/></text:h>
      <text:p text:style-name="P18">E' da verificare, analizzando il datasheet del uP, <text:s/>la possibilità di avere un ingresso ADC.</text:p>
      <text:p text:style-name="P18">In alternativa si potrebbe montare un ADC esterno pilotabile tramite bus I2C.</text:p>
      <text:p text:style-name="P18">Potrebbe rivelarsi particolarmente utile acquisire valori di sensori quali temperatura, movimento e quant'altro. <text:s/></text:p>
      <text:h text:style-name="Heading_20_2" text:outline-level="2">Unità uscite potenza</text:h>
      <text:p text:style-name="Text_20_body">Unità che prevede due uscite a relè o photoMOS.</text:p>
      <text:p text:style-name="Text_20_body"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ext:soft-page-break/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Porte</text:h>
      <text:h text:style-name="Heading_20_2" text:outline-level="2">Lato logica</text:h>
      <text:p text:style-name="Text_20_body">Porta a 4 pin per bus I2C e porta a 4 pin per input output diretto.</text:p>
      <text:p text:style-name="Text_20_body"><text:soft-page-break/>Il connettore dovrà essere a passo 2.54mm. Con occupazione prev<text:span text:style-name="T10">i</text:span>sta sia per mezzanina 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5" office:value-type="string">
            <text:p text:style-name="Table_20_Contents">+V<text:span text:style-name="T3">DC</text:span></text:p>
          </table:table-cell>
          <table:table-cell table:style-name="Pinout_5f_lato_5f_logica.C5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5" office:value-type="string">
            <text:p text:style-name="Table_20_Contents">I2C_SCL</text:p>
          </table:table-cell>
          <table:table-cell table:style-name="Pinout_5f_lato_5f_logica.C5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5" office:value-type="string">
            <text:p text:style-name="Table_20_Contents">I2C_SDA</text:p>
          </table:table-cell>
          <table:table-cell table:style-name="Pinout_5f_lato_5f_logica.C5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5" office:value-type="string">
            <text:p text:style-name="Table_20_Contents">GND</text:p>
          </table:table-cell>
          <table:table-cell table:style-name="Pinout_5f_lato_5f_logica.C5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5" office:value-type="string">
            <text:p text:style-name="Table_20_Contents">+V<text:span text:style-name="T3">DC</text:span></text:p>
          </table:table-cell>
          <table:table-cell table:style-name="Tabella4.C5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5" office:value-type="string">
            <text:p text:style-name="Table_20_Contents">CMD_IO_0</text:p>
          </table:table-cell>
          <table:table-cell table:style-name="Tabella4.C5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5" office:value-type="string">
            <text:p text:style-name="Table_20_Contents">CMD_IO_1</text:p>
          </table:table-cell>
          <table:table-cell table:style-name="Tabella4.C5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5" office:value-type="string">
            <text:p text:style-name="Table_20_Contents">GND</text:p>
          </table:table-cell>
          <table:table-cell table:style-name="Tabella4.C5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3" text:outline-level="3">Selezione tipologia di comando</text:h>
      <text:p text:style-name="Text_20_body">Sulla PCS devono essere possibili entrambi i tipi di comando.</text:p>
      <text:p text:style-name="Text_20_body">La selezione deve essere fatta mediante variante di montaggio con jumper a saldare o resistenze da 0<text:span text:style-name="T4">Ω</text:span><text:span text:style-name="T5">.</text:span></text:p>
      <text:h text:style-name="P19" text:outline-level="2"><text:bookmark-start text:name="__RefHeading__897_160142083"/><text:span text:style-name="T5">Porta RS232</text:span><text:bookmark-end text:name="__RefHeading__897_160142083"/></text:h>
      <text:p text:style-name="P15"/>
      <text:p text:style-name="P14"><text:span text:style-name="T5">Per interfacciarsi al </text:span><text:span text:style-name="T7">uP</text:span><text:span text:style-name="T5"> tramite protocollo RS232, verrà montata sulla PCS, invece del connettore standard DB9, un connettore tipo RJ45.</text:span></text:p>
      <text:p text:style-name="P14"><text:soft-page-break/><text:span text:style-name="T5">Il connettore RJ45 verrà connesso al bus RS232 in modo tale da poter sfruttare un qualsiasi cavo UTP-5 ( o equivalente ) realizzato secondo <text:s/>lo standard Ethernet-BaseT <text:s/>facilmente reperibile in commercio. </text:span></text:p>
      <text:p text:style-name="P16"><text:span text:style-name="T6">Per adattare </text:span><text:span text:style-name="T7">i livelli di tensione </text:span><text:span text:style-name="T8">della RS232 </text:span><text:span text:style-name="T7"><text:s/></text:span><text:span text:style-name="T8">tra </text:span><text:span text:style-name="T7">uP – PC verrà </text:span><text:span text:style-name="T8">utilizzato il MAX232 opportunamente connesso.</text:span><text:span text:style-name="T7"> </text:span><text:span text:style-name="T6"><text:s text:c="3"/></text:span><text:span text:style-name="T8"><text:s text:c="2"/></text:span></text:p>
      <text:h text:style-name="Heading_20_2" text:outline-level="2"><text:bookmark-start text:name="__RefHeading__901_160142083"/>Lato campo<text:bookmark-end text:name="__RefHeading__901_160142083"/>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Si dovrà rispettare il seguente pinout</text:p>
      <text:h text:style-name="Heading_20_3" text:outline-level="3">Pinou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in</text:p>
            </table:table-cell>
            <table:table-cell table:style-name="Table1.A1" office:value-type="string">
              <text:p text:style-name="Table_20_Heading">Nome</text:p>
            </table:table-cell>
            <table:table-cell table:style-name="Table1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5" office:value-type="string">
            <text:p text:style-name="P13">IO_0_P</text:p>
          </table:table-cell>
          <table:table-cell table:style-name="Table1.C5" office:value-type="string">
            <text:p text:style-name="Table_20_Contents">Polo positivo uscita numero 0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5" office:value-type="string">
            <text:p text:style-name="P13">IO_0_N</text:p>
          </table:table-cell>
          <table:table-cell table:style-name="Table1.C5" office:value-type="string">
            <text:p text:style-name="Table_20_Contents">Polo negativo uscita numero 0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5" office:value-type="string">
            <text:p text:style-name="P13">IO_1_P</text:p>
          </table:table-cell>
          <table:table-cell table:style-name="Table1.C5" office:value-type="string">
            <text:p text:style-name="Table_20_Contents">Polo positivo uscita numero 1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5" office:value-type="string">
            <text:p text:style-name="P13">IO_1_N</text:p>
          </table:table-cell>
          <table:table-cell table:style-name="Table1.C5" office:value-type="string">
            <text:p text:style-name="P12">Polo negativo uscita numero 1</text:p>
          </table:table-cell>
        </table:table-row>
      </table:table>
      <text:h text:style-name="P24" text:outline-level="3" text:is-list-header="true"/>
      <text:h text:style-name="Heading_20_2" text:outline-level="2"><text:bookmark-start text:name="__RefHeading__995_160142083"/><text:bookmark-start text:name="__RefHeading__899_160142083"/>Connessione 220V a.c<text:bookmark-end text:name="__RefHeading__995_160142083"/><text:bookmark-end text:name="__RefHeading__899_160142083"/></text:h>
      <text:p text:style-name="P17"><text:span text:style-name="T8">Al fine di poter alimentare dispositivi a 220V a.c. direttamente dalla scheda <text:s/>verra inserita una morsettiera a tre poli (Fase - Neutro – Terra) <text:s/>220V a.c. che non farà altro che prelevare la tensione dalla rete elettrica rigirandola su "n" connettori a cui andranno collegati i dispositivi suddetti. </text:span></text:p>
      <text:p text:style-name="P17"><text:span text:style-name="T8">Ad es.: </text:span></text:p>
      <text:p text:style-name="P17"><text:span text:style-name="T8">-<text:tab/>Alimentazione di un telefono utilizzato per controllo da remoto connesso in RS232 alla scheda.</text:span></text:p>
      <text:p text:style-name="P17"><text:span text:style-name="T8">-<text:tab/></text:span><text:span text:style-name="T9">Il Router stesso.</text:span><text:span text:style-name="T8"> <text:s text:c="3"/></text:span></text:p>
      <text:h text:style-name="Heading_20_2" text:outline-level="2">Indirizzi I2C</text:h>
      <text:p text:style-name="Text_20_body">Nel caso di pilotaggio I2C va prevista la programmabilità dell'indirizzo attraverso ponticelli <text:soft-page-break/>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Dovranno ess<text:span text:style-name="T10">e</text:span>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a2" style:family="table">
      <style:table-properties style:width="6.6264in" table:align="margins"/>
    </style:style>
    <style:style style:name="Tabella2.A" style:family="table-column">
      <style:table-column-properties style:column-width="3.3125in" style:rel-column-width="32764*"/>
    </style:style>
    <style:style style:name="Tabella2.B" style:family="table-column">
      <style:table-column-properties style:column-width="3.3139in" style:rel-column-width="32771*"/>
    </style:style>
    <style:style style:name="Tabella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MP4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MP5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0.99pt solid #000000" fo:padding="0.0193in" style:shadow="none" style:dynamic-spacing="false"/>
      </style:header-style>
      <style:footer-style>
        <style:header-footer-properties fo:min-height="0.3929in" fo:margin-left="0in" fo:margin-right="0in" fo:margin-top="0.1965in" fo:border="0.99pt solid #000000" fo:padding="0.0193in" style:shadow="none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1</text:reference-ref></text:p>
      </style:header>
      <style:footer>
        <text:p text:style-name="MP2"><text:file-name text:display="name-and-extension">10000001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4-11-02T14:29:48.846497121">11/02/2014</text:date></text:p>
            </table:table-cell>
            <table:table-cell table:style-name="Tabella2.A1" office:value-type="string">
              <text:p text:style-name="MP4">Pag. <text:page-number style:num-format="1" text:select-page="current">7</text:page-number> - <text:page-count>7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2M57S</meta:editing-duration>
    <meta:editing-cycles>42</meta:editing-cycles>
    <meta:generator>LibreOffice/4.2.6.3$Linux_X86_64 LibreOffice_project/420m0$Build-3</meta:generator>
    <dc:date>2014-11-02T14:29:48.825500117</dc:date>
    <meta:document-statistic meta:table-count="7" meta:image-count="0" meta:object-count="0" meta:page-count="7" meta:paragraph-count="181" meta:word-count="936" meta:character-count="5585" meta:non-whitespace-character-count="4812"/>
    <meta:user-defined meta:name="Info 1"/>
    <meta:user-defined meta:name="Info 2"/>
    <meta:user-defined meta:name="Info 3"/>
    <meta:user-defined meta:name="Info 4"/>
  </office:meta>
</office:document-meta>
</file>